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51e6" officeooo:paragraph-rsid="001951e6" style:font-size-asian="12.25pt" style:font-size-complex="14pt"/>
    </style:style>
    <style:style style:name="P2" style:family="paragraph" style:parent-style-name="Standard">
      <style:text-properties fo:font-size="14pt" officeooo:rsid="001b3e97" officeooo:paragraph-rsid="001b3e97" style:font-size-asian="12.25pt" style:font-size-complex="14pt"/>
    </style:style>
    <style:style style:name="P3" style:family="paragraph" style:parent-style-name="Standard">
      <style:text-properties style:font-name="Calibri Light" fo:font-size="14pt" officeooo:rsid="001b3e97" officeooo:paragraph-rsid="001b3e97" style:font-size-asian="12.25pt" style:font-size-complex="14pt"/>
    </style:style>
    <style:style style:name="P4" style:family="paragraph" style:parent-style-name="Standard">
      <style:text-properties style:font-name="Calibri Light" fo:font-size="14pt" officeooo:rsid="001951e6" officeooo:paragraph-rsid="001951e6" style:font-size-asian="14pt" style:font-size-complex="14pt"/>
    </style:style>
    <style:style style:name="P5" style:family="paragraph" style:parent-style-name="Standard">
      <style:text-properties style:font-name="Calibri Light" fo:font-size="14pt" officeooo:rsid="001951e6" officeooo:paragraph-rsid="001cce91" style:font-size-asian="14pt" style:font-size-complex="14pt"/>
    </style:style>
    <style:style style:name="P6" style:family="paragraph" style:parent-style-name="Standard">
      <style:text-properties fo:color="#990000" style:font-name="Calibri Light" fo:font-size="14pt" officeooo:rsid="001b3e97" officeooo:paragraph-rsid="001b3e97" style:font-size-asian="14pt" style:font-size-complex="14pt"/>
    </style:style>
    <style:style style:name="P7" style:family="paragraph" style:parent-style-name="Standard">
      <style:text-properties fo:color="#990000" style:font-name="Calibri Light" fo:font-size="14pt" officeooo:rsid="001b3e97" officeooo:paragraph-rsid="001b3e97" style:font-size-asian="12.25pt" style:font-size-complex="14pt"/>
    </style:style>
    <style:style style:name="P8" style:family="paragraph" style:parent-style-name="Standard">
      <style:text-properties fo:color="#009900" style:font-name="Calibri Light" fo:font-size="14pt" officeooo:rsid="001951e6" officeooo:paragraph-rsid="001951e6" style:font-size-asian="14pt" style:font-size-complex="14pt"/>
    </style:style>
    <style:style style:name="T1" style:family="text">
      <style:text-properties officeooo:rsid="001b3e97"/>
    </style:style>
    <style:style style:name="T2" style:family="text">
      <style:text-properties officeooo:rsid="001cce91"/>
    </style:style>
    <style:style style:name="T3" style:family="text">
      <style:text-properties fo:color="#999999" officeooo:rsid="001cce91"/>
    </style:style>
    <style:style style:name="T4" style:family="text">
      <style:text-properties fo:color="#0000cc"/>
    </style:style>
    <style:style style:name="T5" style:family="text">
      <style:text-properties fo:color="#0000cc" officeooo:rsid="001b3e97"/>
    </style:style>
    <style:style style:name="T6" style:family="text">
      <style:text-properties fo:color="#007826"/>
    </style:style>
    <style:style style:name="T7" style:family="text">
      <style:text-properties fo:color="#007826" officeooo:rsid="001cce91"/>
    </style:style>
    <style:style style:name="T8" style:family="text">
      <style:text-properties fo:color="#000000" officeooo:rsid="001cce91"/>
    </style:style>
    <style:style style:name="T9" style:family="text">
      <style:text-properties fo:color="#990000"/>
    </style:style>
    <style:style style:name="T10" style:family="text">
      <style:text-properties fo:color="#009900"/>
    </style:style>
    <style:style style:name="T11" style:family="text">
      <style:text-properties fo:color="#009900" officeooo:rsid="001b3e97"/>
    </style:style>
    <style:style style:name="T12" style:family="text">
      <style:text-properties fo:color="#cc0000"/>
    </style:style>
    <style:style style:name="T13" style:family="text">
      <style:text-properties fo:color="#009933"/>
    </style:style>
    <style:style style:name="T14" style:family="text">
      <style:text-properties fo:color="#00ff66"/>
    </style:style>
    <style:style style:name="T15" style:family="text">
      <style:text-properties fo:color="#66ff99"/>
    </style:style>
    <style:style style:name="T16" style:family="text">
      <style:text-properties fo:color="#009999"/>
    </style:style>
    <style:style style:name="T17" style:family="text">
      <style:text-properties fo:color="#ffff00"/>
    </style:style>
    <style:style style:name="T18" style:family="text">
      <style:text-properties fo:color="#314004"/>
    </style:style>
    <style:style style:name="T19" style:family="text">
      <style:text-properties fo:color="#6600c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PROCEDIMIENTO</text:span><text:span text:style-name="T2"> </text:span><text:span text:style-name="T12">DivideAndCoquer</text:span> (<text:span text:style-name="T16">Arreglo</text:span><text:span text:style-name="T6">: </text:span><text:span text:style-name="T8">A</text:span><text:span text:style-name="T7">;</text:span> <text:s/><text:span text:style-name="T16">Int</text:span><text:span text:style-name="T6">: </text:span>m,n; <text:s/><text:span text:style-name="T2">VAR </text:span><text:span text:style-name="T16">Int</text:span><text:span text:style-name="T6">: </text:span>mediana);</text:p>
      <text:p text:style-name="P4"/>
      <text:p text:style-name="P4"><text:span text:style-name="T9">Comienzo</text:span> </text:p>
      <text:p text:style-name="P4"><text:tab/><text:span text:style-name="T10">Si</text:span> (n == 0) <text:span text:style-name="T10">entonces</text:span></text:p>
      <text:p text:style-name="P4"><text:tab/><text:tab/><text:span text:style-name="T10">si</text:span> (ContadorMenores &lt; <draw:frame draw:style-name="fr1" draw:name="Objeto7" text:anchor-type="as-char" svg:y="-0.437cm" svg:width="0.783cm" svg:height="0.52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) <text:span text:style-name="T10">entonces</text:span></text:p>
      <text:p text:style-name="P4"><text:tab/><text:tab/><text:tab/><text:span text:style-name="T10">si</text:span> A[0] &lt; A[1] <text:span text:style-name="T10">entonces</text:span> </text:p>
      <text:p text:style-name="P4"><text:tab/><text:tab/><text:tab/><text:tab/>mediana = A[1]</text:p>
      <text:p text:style-name="P4"><text:tab/><text:tab/><text:tab/><text:span text:style-name="T10">sino </text:span></text:p>
      <text:p text:style-name="P4"><text:tab/><text:tab/><text:tab/><text:tab/>mediana = A[0]</text:p>
      <text:p text:style-name="P4"><text:tab/><text:tab/><text:tab/><text:span text:style-name="T10">fin si</text:span></text:p>
      <text:p text:style-name="P4"><text:tab/><text:tab/><text:span text:style-name="T10">sino</text:span> </text:p>
      <text:p text:style-name="P4"><text:tab/><text:tab/><text:tab/><text:span text:style-name="T10">si</text:span> A[0] &lt; A[1] <text:span text:style-name="T10">entonces</text:span></text:p>
      <text:p text:style-name="P4"><text:tab/><text:tab/><text:tab/><text:tab/>mediana = A[0]</text:p>
      <text:p text:style-name="P4"><text:tab/><text:tab/><text:tab/><text:span text:style-name="T10">sino</text:span> </text:p>
      <text:p text:style-name="P4"><text:tab/><text:tab/><text:tab/><text:tab/>mediana = A[1]</text:p>
      <text:p text:style-name="P4"><text:tab/><text:tab/><text:span text:style-name="T10"><text:tab/>fin si</text:span></text:p>
      <text:p text:style-name="P8"><text:tab/><text:tab/>fin si</text:p>
      <text:p text:style-name="P4"><text:tab/><text:span text:style-name="T10">sino si </text:span><text:s text:c="2"/>A[<draw:frame draw:style-name="fr1" draw:name="Objeto2" text:anchor-type="as-char" svg:y="-0.437cm" svg:width="0.545cm" svg:height="0.527cm" draw:z-index="1"><draw:object xlink:href="./Object 2" xlink:type="simple" xlink:show="embed" xlink:actuate="onLoad"/><draw:image xlink:href="./ObjectReplacements/Object 2" xlink:type="simple" xlink:show="embed" xlink:actuate="onLoad"/></draw:frame>] &lt; A[<draw:frame draw:style-name="fr1" draw:name="Objeto3" text:anchor-type="as-char" svg:y="-0.437cm" svg:width="0.545cm" svg:height="0.52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 +1] <text:s text:c="2"/><text:span text:style-name="T10">entonces</text:span></text:p>
      <text:p text:style-name="P4"><text:tab/><text:tab/>mediana = A[<draw:frame draw:style-name="fr1" draw:name="Objeto4" text:anchor-type="as-char" svg:y="-0.437cm" svg:width="0.545cm" svg:height="0.52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]</text:p>
      <text:p text:style-name="P4"><text:tab/><text:span text:style-name="T10">sino si </text:span><text:s text:c="3"/>A[1] &gt; A[<draw:frame draw:style-name="fr1" draw:name="Objeto5" text:anchor-type="as-char" svg:y="-0.437cm" svg:width="1.027cm" svg:height="0.52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] <text:span text:style-name="T10">entonces</text:span></text:p>
      <text:p text:style-name="P4"><text:tab/><text:tab/>mediana = A[<draw:frame draw:style-name="fr1" draw:name="Objeto6" text:anchor-type="as-char" svg:y="-0.437cm" svg:width="1.027cm" svg:height="0.52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]</text:p>
      <text:p text:style-name="P4"><text:tab/><text:span text:style-name="T10">sino</text:span> </text:p>
      <text:p text:style-name="P4"><text:tab/><text:tab/><text:span text:style-name="T10">si</text:span> (A[<draw:frame draw:style-name="fr1" draw:name="Objeto1" text:anchor-type="as-char" svg:y="-0.437cm" svg:width="3.371cm" svg:height="0.545cm" draw:z-index="0"><draw:object xlink:href="./Object 1" xlink:type="simple" xlink:show="embed" xlink:actuate="onLoad"/><draw:image xlink:href="./ObjectReplacements/Object 1" xlink:type="simple" xlink:show="embed" xlink:actuate="onLoad"/></draw:frame>] <text:span text:style-name="T1">&lt; A[</text:span><text:span text:style-name="T1"><draw:frame draw:style-name="fr1" draw:name="Objeto8" text:anchor-type="as-char" svg:y="-0.437cm" svg:width="3.332cm" svg:height="0.545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">] </text:span><text:span text:style-name="T11">entonces</text:span><text:span text:style-name="T1"> </text:span></text:p>
      <text:p text:style-name="P4"><text:tab/><text:tab/><text:tab/><text:span text:style-name="T1">B= </text:span><text:span text:style-name="T5">CopiarArreglo</text:span><text:span text:style-name="T1">(A, </text:span><text:span text:style-name="T1"><draw:frame draw:style-name="fr1" draw:name="Objeto9" text:anchor-type="as-char" svg:y="-0.437cm" svg:width="3.371cm" svg:height="0.545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">, </text:span><text:span text:style-name="T1"><draw:frame draw:style-name="fr1" draw:name="Objeto10" text:anchor-type="as-char" svg:y="-0.437cm" svg:width="0.545cm" svg:height="0.52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">+1, n) </text:span></text:p>
      <text:p text:style-name="P4"><text:tab/><text:tab/><text:span text:style-name="T11">sino</text:span><text:span text:style-name="T1"> </text:span></text:p>
      <text:p text:style-name="P4"><text:tab/><text:tab/><text:tab/><text:span text:style-name="T1">B= </text:span><text:span text:style-name="T5">CopiarArreglo</text:span><text:span text:style-name="T1">(A,1,</text:span><text:span text:style-name="T1"><draw:frame draw:style-name="fr1" draw:name="Objeto11" text:anchor-type="as-char" svg:y="-0.437cm" svg:width="1.027cm" svg:height="0.529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">-n, n)</text:span></text:p>
      <text:p text:style-name="P4"><text:tab/><text:tab/><text:span text:style-name="T11">fin si</text:span></text:p>
      <text:p text:style-name="P4"><text:tab/><text:tab/><text:span text:style-name="T5">DivideAndConquer</text:span><text:span text:style-name="T1">( B, m, n-1, mediana)</text:span></text:p>
      <text:p text:style-name="P4"><text:tab/><text:span text:style-name="T11">fin si</text:span></text:p>
      <text:p text:style-name="P6">fin</text:p>
      <text:p text:style-name="P3"><text:span text:style-name="T16">Int</text:span> <text:span text:style-name="T12">IniciarDivideAndConquer</text:span>( <text:span text:style-name="T16">Arreglo </text:span>A; <text:span text:style-name="T16">int</text:span> MaxPos)</text:p>
      <text:p text:style-name="P3"><text:tab/></text:p>
      <text:p text:style-name="P7">Comienzo</text:p>
      <text:p text:style-name="P3"><text:tab/><text:span text:style-name="T16">int</text:span> m = <text:span text:style-name="T18">log</text:span>(MaxPos) -1</text:p>
      <text:p text:style-name="P3"><text:tab/><text:span text:style-name="T16">int</text:span> n = m</text:p>
      <text:p text:style-name="P3"><text:tab/><text:span text:style-name="T16">int</text:span> mediana, <text:span text:style-name="T2">ContadorMenores</text:span></text:p>
      <text:p text:style-name="P3"><text:tab/></text:p>
      <text:p text:style-name="P3"><text:tab/><text:span text:style-name="T2">ContadorMenores = 0</text:span></text:p>
      <text:p text:style-name="P3"><text:tab/><text:span text:style-name="T4">DivideAndConquer</text:span>( A, m ,n, mediana)</text:p>
      <text:p text:style-name="P3"><text:tab/><text:span text:style-name="T19">retornar</text:span> mediana</text:p>
      <text:p text:style-name="P3"><text:span text:style-name="T9">fin</text:span> </text:p>
      <text:p text:style-name="P2"/>
      <text:p text:style-name="P2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7:03:42.827000000</meta:creation-date>
    <dc:date>2015-10-10T17:47:33.393000000</dc:date>
    <meta:editing-duration>PT10M47S</meta:editing-duration>
    <meta:editing-cycles>1</meta:editing-cycles>
    <meta:document-statistic meta:table-count="0" meta:image-count="0" meta:object-count="11" meta:page-count="2" meta:paragraph-count="40" meta:word-count="125" meta:character-count="763" meta:non-whitespace-character-count="586"/>
    <meta:generator>LibreOffice/5.0.0.5$Windows_X86_64 LibreOffice_project/1b1a90865e348b492231e1c451437d7a15bb262b</meta:generator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o stretchy="false">/</mo>
            <mn>2</mn>
          </mrow>
        </mrow>
        <mo fence="true" stretchy="false">)</mo>
      </mrow>
      <mo stretchy="false">−</mo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((2^(n+1) )/2) - (n+1)</annotation>
  </semantics>
</math>
</file>

<file path=Object 10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1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2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3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6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7/content.xml><?xml version="1.0" encoding="utf-8"?>
<math xmlns="http://www.w3.org/1998/Math/MathML" display="block">
  <semantics>
    <msup>
      <mn>2</mn>
      <mrow>
        <mo fence="true" stretchy="false">(</mo>
        <mrow>
          <mi>m</mi>
        </mrow>
        <mo fence="true" stretchy="false">)</mo>
      </mrow>
    </msup>
    <annotation encoding="StarMath 5.0">2^(m)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o stretchy="false">/</mo>
            <mn>2</mn>
          </mrow>
        </mrow>
        <mo fence="true" stretchy="false">)</mo>
      </mrow>
      <mo stretchy="false">+</mo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((2^(n+1) )/2) + (n+1)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o stretchy="false">/</mo>
            <mn>2</mn>
          </mrow>
        </mrow>
        <mo fence="true" stretchy="false">)</mo>
      </mrow>
      <mo stretchy="false">−</mo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((2^(n+1) )/2) - (n+1)</annotation>
  </semantics>
</math>
</file>